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fo:font-size="11pt" style:font-size-asian="11pt" style:font-size-complex="11pt"/>
    </style:style>
    <style:style style:name="P2" style:family="paragraph" style:parent-style-name="Standard">
      <style:text-properties officeooo:rsid="0019ef67" officeooo:paragraph-rsid="00374da0"/>
    </style:style>
    <style:style style:name="P3" style:family="paragraph" style:parent-style-name="Standard">
      <style:paragraph-properties fo:text-align="justify" style:justify-single-word="false"/>
      <style:text-properties officeooo:rsid="0019ef67" officeooo:paragraph-rsid="00357996"/>
    </style:style>
    <style:style style:name="P4" style:family="paragraph" style:parent-style-name="Standard">
      <style:text-properties officeooo:rsid="002d20e9" officeooo:paragraph-rsid="003171ee"/>
    </style:style>
    <style:style style:name="P5" style:family="paragraph" style:parent-style-name="Standard">
      <style:paragraph-properties fo:text-align="justify" style:justify-single-word="false"/>
      <style:text-properties officeooo:rsid="002d20e9" officeooo:paragraph-rsid="0034ccac"/>
    </style:style>
    <style:style style:name="P6" style:family="paragraph" style:parent-style-name="Standard">
      <style:paragraph-properties fo:text-align="justify" style:justify-single-word="false"/>
      <style:text-properties officeooo:rsid="002d20e9" officeooo:paragraph-rsid="003ad9a7"/>
    </style:style>
    <style:style style:name="P7" style:family="paragraph" style:parent-style-name="Standard">
      <style:paragraph-properties fo:text-align="justify" style:justify-single-word="false"/>
      <style:text-properties officeooo:rsid="002d20e9" officeooo:paragraph-rsid="003e1538"/>
    </style:style>
    <style:style style:name="P8" style:family="paragraph" style:parent-style-name="Standard">
      <style:paragraph-properties fo:text-align="justify" style:justify-single-word="false"/>
      <style:text-properties officeooo:rsid="002d20e9" officeooo:paragraph-rsid="0045ae2a"/>
    </style:style>
    <style:style style:name="P9" style:family="paragraph" style:parent-style-name="Standard">
      <style:paragraph-properties fo:text-align="justify" style:justify-single-word="false"/>
      <style:text-properties fo:font-weight="bold" officeooo:rsid="002d20e9" officeooo:paragraph-rsid="00357996" style:font-weight-asian="bold" style:font-weight-complex="bold"/>
    </style:style>
    <style:style style:name="P10" style:family="paragraph" style:parent-style-name="Standard">
      <style:paragraph-properties fo:text-align="justify" style:justify-single-word="false"/>
      <style:text-properties fo:font-weight="bold" officeooo:paragraph-rsid="00357996" style:font-weight-asian="bold" style:font-weight-complex="bold"/>
    </style:style>
    <style:style style:name="P11" style:family="paragraph" style:parent-style-name="Standard">
      <style:text-properties officeooo:rsid="0034ccac" officeooo:paragraph-rsid="0034ccac"/>
    </style:style>
    <style:style style:name="P12" style:family="paragraph" style:parent-style-name="Standard">
      <style:paragraph-properties fo:text-align="justify" style:justify-single-word="false"/>
      <style:text-properties officeooo:paragraph-rsid="00357996"/>
    </style:style>
    <style:style style:name="P13" style:family="paragraph" style:parent-style-name="Standard">
      <style:paragraph-properties fo:text-align="justify" style:justify-single-word="false"/>
      <style:text-properties officeooo:paragraph-rsid="003e1538"/>
    </style:style>
    <style:style style:name="P14" style:family="paragraph" style:parent-style-name="Standard">
      <style:paragraph-properties fo:text-align="justify" style:justify-single-word="false"/>
      <style:text-properties officeooo:paragraph-rsid="003d47b8"/>
    </style:style>
    <style:style style:name="P15" style:family="paragraph" style:parent-style-name="Standard">
      <style:paragraph-properties fo:text-align="justify" style:justify-single-word="false"/>
      <style:text-properties officeooo:rsid="003e1538" officeooo:paragraph-rsid="003e1538"/>
    </style:style>
    <style:style style:name="P16" style:family="paragraph" style:parent-style-name="Text_20_body">
      <style:text-properties officeooo:rsid="003e1538" officeooo:paragraph-rsid="003e1538"/>
    </style:style>
    <style:style style:name="P17" style:family="paragraph" style:parent-style-name="Text_20_body">
      <style:text-properties officeooo:rsid="003ad9a7" officeooo:paragraph-rsid="003e3258"/>
    </style:style>
    <style:style style:name="P18" style:family="paragraph" style:parent-style-name="Text_20_body">
      <style:text-properties officeooo:rsid="003e3258" officeooo:paragraph-rsid="003e3258"/>
    </style:style>
    <style:style style:name="P19" style:family="paragraph" style:parent-style-name="Text_20_body">
      <style:text-properties officeooo:rsid="00402a78" officeooo:paragraph-rsid="00402a78"/>
    </style:style>
    <style:style style:name="P20" style:family="paragraph" style:parent-style-name="Heading_20_1">
      <style:paragraph-properties fo:text-align="center" style:justify-single-word="false"/>
    </style:style>
    <style:style style:name="P21" style:family="paragraph" style:parent-style-name="Heading_20_1">
      <style:text-properties officeooo:rsid="00374da0" officeooo:paragraph-rsid="003e1538"/>
    </style:style>
    <style:style style:name="P22" style:family="paragraph" style:parent-style-name="Heading_20_2">
      <style:text-properties officeooo:rsid="00374da0" officeooo:paragraph-rsid="00374da0"/>
    </style:style>
    <style:style style:name="P23" style:family="paragraph" style:parent-style-name="Standard" style:list-style-name="L1">
      <style:paragraph-properties fo:text-align="justify" style:justify-single-word="false"/>
      <style:text-properties officeooo:rsid="0019ef67" officeooo:paragraph-rsid="00374da0"/>
    </style:style>
    <style:style style:name="P24" style:family="paragraph" style:parent-style-name="Standard" style:list-style-name="L2">
      <style:paragraph-properties fo:text-align="justify" style:justify-single-word="false"/>
      <style:text-properties fo:font-weight="normal" officeooo:rsid="003c1e53" officeooo:paragraph-rsid="003c1e53" style:font-weight-asian="normal" style:font-weight-complex="normal"/>
    </style:style>
    <style:style style:name="P25" style:family="paragraph" style:parent-style-name="Standard" style:list-style-name="L9">
      <style:paragraph-properties fo:text-align="justify" style:justify-single-word="false"/>
      <style:text-properties fo:font-weight="normal" officeooo:rsid="003d47b8" officeooo:paragraph-rsid="003d47b8" style:font-weight-asian="normal" style:font-weight-complex="normal"/>
    </style:style>
    <style:style style:name="P26" style:family="paragraph" style:parent-style-name="Standard" style:list-style-name="L3">
      <style:paragraph-properties fo:text-align="justify" style:justify-single-word="false"/>
      <style:text-properties officeooo:paragraph-rsid="00357996"/>
    </style:style>
    <style:style style:name="P27" style:family="paragraph" style:parent-style-name="Standard" style:list-style-name="L5">
      <style:paragraph-properties fo:text-align="justify" style:justify-single-word="false"/>
      <style:text-properties officeooo:paragraph-rsid="00357996"/>
    </style:style>
    <style:style style:name="P28" style:family="paragraph" style:parent-style-name="Standard" style:list-style-name="L6">
      <style:paragraph-properties fo:text-align="justify" style:justify-single-word="false"/>
      <style:text-properties officeooo:paragraph-rsid="003d47b8"/>
    </style:style>
    <style:style style:name="P29" style:family="paragraph" style:parent-style-name="Standard" style:list-style-name="L7">
      <style:paragraph-properties fo:text-align="justify" style:justify-single-word="false"/>
      <style:text-properties officeooo:paragraph-rsid="00357996"/>
    </style:style>
    <style:style style:name="P30" style:family="paragraph" style:parent-style-name="Standard" style:list-style-name="L8">
      <style:paragraph-properties fo:text-align="justify" style:justify-single-word="false"/>
      <style:text-properties officeooo:paragraph-rsid="00357996"/>
    </style:style>
    <style:style style:name="P31" style:family="paragraph" style:parent-style-name="Standard" style:list-style-name="L10">
      <style:paragraph-properties fo:text-align="justify" style:justify-single-word="false"/>
      <style:text-properties officeooo:paragraph-rsid="00357996"/>
    </style:style>
    <style:style style:name="P32" style:family="paragraph" style:parent-style-name="Standard" style:list-style-name="L11">
      <style:paragraph-properties fo:text-align="justify" style:justify-single-word="false"/>
      <style:text-properties officeooo:paragraph-rsid="00357996"/>
    </style:style>
    <style:style style:name="P33" style:family="paragraph" style:parent-style-name="Standard" style:list-style-name="L12">
      <style:paragraph-properties fo:text-align="justify" style:justify-single-word="false"/>
      <style:text-properties officeooo:paragraph-rsid="00357996"/>
    </style:style>
    <style:style style:name="P34" style:family="paragraph" style:parent-style-name="Standard" style:list-style-name="L14">
      <style:paragraph-properties fo:text-align="justify" style:justify-single-word="false"/>
      <style:text-properties officeooo:paragraph-rsid="00357996"/>
    </style:style>
    <style:style style:name="P35" style:family="paragraph" style:parent-style-name="Standard" style:list-style-name="L14">
      <style:paragraph-properties fo:text-align="justify" style:justify-single-word="false"/>
      <style:text-properties officeooo:paragraph-rsid="003e1538"/>
    </style:style>
    <style:style style:name="P36" style:family="paragraph" style:parent-style-name="Standard" style:list-style-name="L4">
      <style:paragraph-properties fo:text-align="justify" style:justify-single-word="false"/>
      <style:text-properties officeooo:rsid="003c1e53" officeooo:paragraph-rsid="003c1e53"/>
    </style:style>
    <style:style style:name="P37" style:family="paragraph" style:parent-style-name="Standard" style:list-style-name="L8">
      <style:paragraph-properties fo:text-align="justify" style:justify-single-word="false"/>
      <style:text-properties officeooo:rsid="003d47b8" officeooo:paragraph-rsid="003d47b8"/>
    </style:style>
    <style:style style:name="P38" style:family="paragraph" style:parent-style-name="Standard" style:list-style-name="L8">
      <style:paragraph-properties fo:text-align="justify" style:justify-single-word="false"/>
      <style:text-properties officeooo:rsid="00475f99" officeooo:paragraph-rsid="00475f99"/>
    </style:style>
    <style:style style:name="P39" style:family="paragraph" style:parent-style-name="Standard" style:list-style-name="L10">
      <style:paragraph-properties fo:text-align="justify" style:justify-single-word="false"/>
      <style:text-properties officeooo:rsid="002d20e9" officeooo:paragraph-rsid="003e1538"/>
    </style:style>
    <style:style style:name="P40" style:family="paragraph" style:parent-style-name="Standard" style:list-style-name="L12">
      <style:paragraph-properties fo:text-align="justify" style:justify-single-word="false"/>
      <style:text-properties officeooo:rsid="002d20e9" officeooo:paragraph-rsid="00357996"/>
    </style:style>
    <style:style style:name="P41" style:family="paragraph" style:parent-style-name="Standard" style:list-style-name="L12">
      <style:paragraph-properties fo:text-align="justify" style:justify-single-word="false"/>
      <style:text-properties officeooo:rsid="00444e32" officeooo:paragraph-rsid="00444e32"/>
    </style:style>
    <style:style style:name="P42" style:family="paragraph" style:parent-style-name="Standard" style:list-style-name="L1">
      <style:paragraph-properties fo:text-align="justify" style:justify-single-word="false"/>
      <style:text-properties officeooo:rsid="0045ae2a" officeooo:paragraph-rsid="0045ae2a"/>
    </style:style>
    <style:style style:name="P43" style:family="paragraph" style:parent-style-name="Text_20_body" style:list-style-name="L13">
      <style:paragraph-properties fo:text-align="justify" style:justify-single-word="false"/>
      <style:text-properties officeooo:paragraph-rsid="003e3258"/>
    </style:style>
    <style:style style:name="T1" style:family="text">
      <style:text-properties officeooo:rsid="003ad9a7"/>
    </style:style>
    <style:style style:name="T2" style:family="text">
      <style:text-properties fo:font-weight="bold" style:font-weight-asian="bold" style:font-weight-complex="bold"/>
    </style:style>
    <style:style style:name="T3" style:family="text">
      <style:text-properties fo:font-variant="normal" fo:text-transform="none" fo:color="#000000" loext:opacity="100%" fo:font-style="normal" fo:font-weight="normal"/>
    </style:style>
    <style:style style:name="T4" style:family="text">
      <style:text-properties fo:font-variant="normal" fo:text-transform="none" fo:color="#000000" loext:opacity="100%" fo:font-style="normal" fo:font-weight="normal" officeooo:rsid="003a0d76"/>
    </style:style>
    <style:style style:name="T5" style:family="text">
      <style:text-properties officeooo:rsid="0034ccac"/>
    </style:style>
    <style:style style:name="T6" style:family="text">
      <style:text-properties officeooo:rsid="002d20e9"/>
    </style:style>
    <style:style style:name="T7" style:family="text">
      <style:text-properties officeooo:rsid="00357996"/>
    </style:style>
    <style:style style:name="T8" style:family="text">
      <style:text-properties officeooo:rsid="0037186b"/>
    </style:style>
    <style:style style:name="T9" style:family="text">
      <style:text-properties officeooo:rsid="00374da0"/>
    </style:style>
    <style:style style:name="T10" style:family="text">
      <style:text-properties officeooo:rsid="003a0d76"/>
    </style:style>
    <style:style style:name="T11" style:family="text">
      <style:text-properties fo:font-weight="normal" officeooo:rsid="003d47b8" style:font-weight-asian="normal" style:font-weight-complex="normal"/>
    </style:style>
    <style:style style:name="T12" style:family="text">
      <style:text-properties fo:font-weight="normal" officeooo:rsid="004360a2" style:font-weight-asian="normal" style:font-weight-complex="normal"/>
    </style:style>
    <style:style style:name="T13" style:family="text">
      <style:text-properties fo:font-weight="normal" officeooo:rsid="00444e32" style:font-weight-asian="normal" style:font-weight-complex="normal"/>
    </style:style>
    <style:style style:name="T14" style:family="text">
      <style:text-properties officeooo:rsid="003c1e53"/>
    </style:style>
    <style:style style:name="T15" style:family="text">
      <style:text-properties fo:font-style="italic" style:font-style-asian="italic" style:font-style-complex="italic"/>
    </style:style>
    <style:style style:name="T16" style:family="text">
      <style:text-properties fo:font-style="italic" officeooo:rsid="002d20e9" style:font-style-asian="italic" style:font-style-complex="italic"/>
    </style:style>
    <style:style style:name="T17" style:family="text">
      <style:text-properties fo:font-style="italic" officeooo:rsid="003c1e53" style:font-style-asian="italic" style:font-style-complex="italic"/>
    </style:style>
    <style:style style:name="T18" style:family="text">
      <style:text-properties fo:font-style="italic" officeooo:rsid="003e1538" style:font-style-asian="italic" style:font-style-complex="italic"/>
    </style:style>
    <style:style style:name="T19" style:family="text">
      <style:text-properties fo:font-style="italic" officeooo:rsid="004360a2" style:font-style-asian="italic" style:font-style-complex="italic"/>
    </style:style>
    <style:style style:name="T20" style:family="text">
      <style:text-properties fo:font-style="italic" officeooo:rsid="00444e32" style:font-style-asian="italic" style:font-style-complex="italic"/>
    </style:style>
    <style:style style:name="T21" style:family="text">
      <style:text-properties fo:font-style="italic" officeooo:rsid="003e3258" style:font-style-asian="italic" style:font-style-complex="italic"/>
    </style:style>
    <style:style style:name="T22" style:family="text">
      <style:text-properties fo:font-style="italic" fo:font-weight="normal" officeooo:rsid="003d47b8" style:font-style-asian="italic" style:font-weight-asian="normal" style:font-style-complex="italic" style:font-weight-complex="normal"/>
    </style:style>
    <style:style style:name="T23" style:family="text">
      <style:text-properties officeooo:rsid="003d47b8"/>
    </style:style>
    <style:style style:name="T24" style:family="text">
      <style:text-properties officeooo:rsid="003e1538"/>
    </style:style>
    <style:style style:name="T25" style:family="text">
      <style:text-properties officeooo:rsid="003e3258"/>
    </style:style>
    <style:style style:name="T26" style:family="text">
      <style:text-properties officeooo:rsid="00402a78"/>
    </style:style>
    <style:style style:name="T27" style:family="text">
      <style:text-properties officeooo:rsid="004360a2"/>
    </style:style>
    <style:style style:name="T28" style:family="text">
      <style:text-properties officeooo:rsid="00444cb1"/>
    </style:style>
    <style:style style:name="T29" style:family="text">
      <style:text-properties officeooo:rsid="00444e32"/>
    </style:style>
    <style:style style:name="T30" style:family="text">
      <style:text-properties officeooo:rsid="0045ae2a"/>
    </style:style>
    <style:style style:name="T31" style:family="text">
      <style:text-properties officeooo:rsid="004697b0"/>
    </style:style>
    <style:style style:name="T32" style:family="text">
      <style:text-properties officeooo:rsid="0049536b"/>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2">Autor:<text:tab/></text:span><text:tab/>Lander Combarro Exp<text:span text:style-name="T27">o</text:span>sito</text:p>
      <text:p text:style-name="P11"><text:span text:style-name="T2">Fecha:<text:tab/></text:span><text:tab/>31 de julio de 2024</text:p>
      <text:p text:style-name="P11"/>
      <text:p text:style-name="P11"/>
      <text:p text:style-name="P4"/>
      <text:h text:style-name="P20" text:outline-level="1" text:is-list-header="true"><text:span text:style-name="T5">EDA: Climatología</text:span> del País Vasco <text:span text:style-name="T5">en las últimas décadas</text:span></text:h>
      <text:h text:style-name="Heading_20_1" text:outline-level="1">Introducción</text:h>
      <text:p text:style-name="P5">El presente documento detalla el análisis exploratorio de datos (EDA) <text:span text:style-name="T27">que se ha </text:span>realizado sobre un conjunto de datos meteorológicos del País Vasco.</text:p>
      <text:p text:style-name="P5"/>
      <text:h text:style-name="P22" text:outline-level="2">Objetivo</text:h>
      <text:p text:style-name="P6">El objetivo de este proyecto es investigar las tendencias climáticas y proporcionar una comprensión preliminar de los patrones meteorológicos en la región <text:span text:style-name="T1">del País Vasco </text:span>a lo largo de varias décadas.</text:p>
      <text:p text:style-name="P2"/>
      <text:h text:style-name="P22" text:outline-level="2">Hipótesis</text:h>
      <text:list xml:id="list4085539251" text:style-name="L1">
        <text:list-item>
          <text:p text:style-name="P23">Las regiones que experimentan mayores aumentos en la temperatura también muestran mayores niveles de sequía/<text:span text:style-name="T9">disminución de lluvias</text:span>.</text:p>
        </text:list-item>
        <text:list-item>
          <text:p text:style-name="P23"><text:span text:style-name="T3">El calentamiento global provoca un aumento de la temperatura media del territorio pero también de los fenómenos adversos como frío extremo </text:span><text:span text:style-name="T4">o</text:span><text:span text:style-name="T3"> precipitaciones.</text:span> </text:p>
        </text:list-item>
      </text:list>
      <text:p text:style-name="P5"/>
      <text:h text:style-name="Heading_20_1" text:outline-level="1">Fuente de <text:span text:style-name="T32">d</text:span>atos</text:h>
      <text:p text:style-name="P6">AEMET <text:span text:style-name="T1">[1] </text:span>gestiona el Banco Nacional de Datos Climatológicos que atesora la memoria del clima de nuestro país. En él hay datos históricos de casi 12.000 observatorios, de los que están en funcionamiento aproximadamente 3.300. Los datos más antiguos se remontan a 1805 y corresponden a la estación de San Fernando, en Cádiz, con una serie de datos de precipitación de casi 200 años. Otras 29 estaciones tienen series centenarias que aportan una información de un innegable valor histórico y climatológico.</text:p>
      <text:p text:style-name="P6"/>
      <text:p text:style-name="P5">Los datos utilizados para este análisis provienen de estaciones meteorológicas automáticas (<text:span text:style-name="T5">EMA</text:span>) ubicadas en <text:span text:style-name="T1">las </text:span>diferentes provincias del País Vasco: <text:span text:style-name="T5">Araba</text:span>, Bizkaia y Gipuzkoa. Cada estación meteorológica registra datos diarios y mensuales de diversas variables climáticas, incluyendo temperatura, precipitación y otros eventos meteorológicos.</text:p>
      <text:p text:style-name="P5"/>
      <text:h text:style-name="Heading_20_2" text:outline-level="2">Obtención de <text:span text:style-name="T32">d</text:span>atos</text:h>
      <text:p text:style-name="P6">AEMET OpenData es una API REST desarrollado por AEMET <text:span text:style-name="T1">[2], </text:span>que permite la difusión y la reutilización de la información meteorológica y climatológica de la Agencia, en el sentido indicado en <text:soft-page-break/>la Ley 18/2015, de 9 de julio, por la que se modifica la Ley 37/2007, de 16 de noviembre, sobre reutilización de la información del sector público. </text:p>
      <text:p text:style-name="P6"/>
      <text:p text:style-name="P6"><text:span text:style-name="T1">P</text:span>ara poder realizar peticiones, es necesario <text:span text:style-name="T1">solicitar</text:span> en API Key. <text:span text:style-name="T1">En la descripción de API se recoge qué tipo de datos se pueden solicitar, con que frecuencia, y de qué forma. Todos los datos empleados en este EDA han sido extraido desde la API REST de AEMET.</text:span></text:p>
      <text:p text:style-name="P5"/>
      <text:h text:style-name="Heading_20_1" text:outline-level="1">Técnicas <text:span text:style-name="T32">u</text:span>tilizadas</text:h>
      <text:h text:style-name="Heading_20_2" text:outline-level="2">Pre-procesamiento de <text:span text:style-name="T32">d</text:span>atos</text:h>
      <text:p text:style-name="P9"><text:span text:style-name="T7">1. </text:span>Carga y <text:span text:style-name="T32">v</text:span>isualización <text:span text:style-name="T32">i</text:span>nicial</text:p>
      <text:p text:style-name="P9"/>
      <text:list text:style-name="L2">
        <text:list-item>
          <text:p text:style-name="P24">Estudio de la sintaxis de acceso en AEMET OpenData.</text:p>
        </text:list-item>
        <text:list-item>
          <text:p text:style-name="P24">Aplicación de los diferentes “<text:span text:style-name="T15">requests”</text:span> para la solicitud de datos climatológicos. Librería <text:span text:style-name="T15">requests</text:span> de Python.</text:p>
        </text:list-item>
      </text:list>
      <text:list text:style-name="L3">
        <text:list-item>
          <text:p text:style-name="P26"><text:span text:style-name="T14">C</text:span><text:span text:style-name="T6">argar los datos en </text:span><text:span text:style-name="T16">DataFrame</text:span><text:span text:style-name="T17">s</text:span><text:span text:style-name="T6"> de </text:span><text:span text:style-name="T16">pandas</text:span><text:span text:style-name="T6"> para su manipulación.</text:span></text:p>
        </text:list-item>
        <text:list-item>
          <text:p text:style-name="P26"><text:span text:style-name="T14">Revisar estructura y contenido de los</text:span><text:span text:style-name="T6"> </text:span><text:span text:style-name="T16">DataFrame</text:span><text:span text:style-name="T17">s</text:span><text:span text:style-name="T14">.</text:span></text:p>
        </text:list-item>
      </text:list>
      <text:p text:style-name="P12"/>
      <text:p text:style-name="P10"><text:span text:style-name="T8">2. </text:span><text:span text:style-name="T6">Limpieza de </text:span><text:span text:style-name="T32">d</text:span><text:span text:style-name="T6">atos:</text:span></text:p>
      <text:p text:style-name="P10"/>
      <text:list text:style-name="L4">
        <text:list-item>
          <text:p text:style-name="P36"><text:span text:style-name="T27">Limitar</text:span> los <text:span text:style-name="T15">dataset</text:span> a municipios en <text:span text:style-name="T27">la </text:span>comunidad del País Vasco.</text:p>
        </text:list-item>
      </text:list>
      <text:list text:style-name="L5">
        <text:list-item>
          <text:p text:style-name="P27"><text:span text:style-name="T12">Eliminar</text:span><text:span text:style-name="T6"> filas </text:span><text:span text:style-name="T14">o columnas </text:span><text:span text:style-name="T6">con valores crític</text:span><text:span text:style-name="T27">o</text:span><text:span text:style-name="T6">s para el análisis, </text:span><text:span text:style-name="T14">así como renombrar algunas etiquetas para estandarizar la </text:span><text:span text:style-name="T27">nomenclatura con otras</text:span><text:span text:style-name="T14"> bases de datos </text:span><text:span text:style-name="T27">y con la sintaxis de la API REST.</text:span></text:p>
        </text:list-item>
        <text:list-item>
          <text:p text:style-name="P27"><text:span text:style-name="T27">Reemplazar</text:span><text:span text:style-name="T6"> valores </text:span><text:span text:style-name="T27">cero</text:span><text:span text:style-name="T6"> por </text:span><text:span text:style-name="T19">numpy.nan</text:span><text:span text:style-name="T6"> para evitar sesgos en el análisis </text:span><text:span text:style-name="T14">(</text:span><text:span text:style-name="T17">pandas</text:span><text:span text:style-name="T14"> autogestiona los </text:span><text:span text:style-name="T17">numpy.nan</text:span><text:span text:style-name="T14"> a la hora de calcular estadísticas)</text:span><text:span text:style-name="T6">.</text:span></text:p>
        </text:list-item>
      </text:list>
      <text:p text:style-name="P12"/>
      <text:p text:style-name="P10"><text:span text:style-name="T8">3. </text:span><text:span text:style-name="T6">Filtrado </text:span><text:span text:style-name="T32">t</text:span><text:span text:style-name="T6">emporal:</text:span></text:p>
      <text:p text:style-name="P10"/>
      <text:list text:style-name="L6">
        <text:list-item>
          <text:p text:style-name="P28"><text:span text:style-name="T12">Esto</text:span><text:span text:style-name="T11">s </text:span><text:span text:style-name="T22">dataset</text:span><text:span text:style-name="T11"> son en realidad datos temporales. Se analiza en cada caso la conveniencia de agrupar datos por mes, año, década o provincia, y obtener así nuevos </text:span><text:span text:style-name="T22">sub-datasets</text:span><text:span text:style-name="T11">.</text:span></text:p>
        </text:list-item>
      </text:list>
      <text:list text:style-name="L7">
        <text:list-item>
          <text:p text:style-name="P29"><text:span text:style-name="T28">Filtrar</text:span><text:span text:style-name="T6"> los datos para asegurar que cada estación meteorológica tuviera </text:span><text:span text:style-name="T23">una cantidad de datos suficiente para el análisis temporal. Esto puede </text:span><text:span text:style-name="T28">significar </text:span><text:span text:style-name="T23">datos de </text:span><text:span text:style-name="T28">los úlitmos </text:span><text:span text:style-name="T23">25 o 50 años como mínimo</text:span><text:span text:style-name="T6">.</text:span></text:p>
        </text:list-item>
        <text:list-item>
          <text:p text:style-name="P29"><text:span text:style-name="T28">Trabajar</text:span><text:span text:style-name="T6"> únicamente </text:span><text:span text:style-name="T28">con</text:span><text:span text:style-name="T6"> datos anteriores a </text:span><text:span text:style-name="T23">enero de </text:span><text:span text:style-name="T6">2024 para el análisis.</text:span></text:p>
        </text:list-item>
      </text:list>
      <text:p text:style-name="P12"/>
      <text:p text:style-name="P10"><text:span text:style-name="T8">4. </text:span><text:span text:style-name="T23">Legibilidad</text:span><text:span text:style-name="T6">:</text:span></text:p>
      <text:p text:style-name="P10"/>
      <text:list text:style-name="L8">
        <text:list-item>
          <text:p text:style-name="P30"><text:span text:style-name="T6">Se estandarizar</text:span><text:span text:style-name="T23">an el identificador y el nombre de las EMA para mayor legibilidad</text:span><text:span text:style-name="T6">.</text:span></text:p>
        </text:list-item>
        <text:list-item>
          <text:p text:style-name="P37">Se asocia un color a cada provincia: Bizkaia (rojo), Araba (verde) y Gipuzkoa (azul).</text:p>
        </text:list-item>
        <text:list-item>
          <text:p text:style-name="P38">Adecuada elección de los parámetros climáticos que se van a analizar, porque 50 variables son demasiadas.</text:p>
        </text:list-item>
      </text:list>
      <text:p text:style-name="P14"/>
      <text:p text:style-name="P14"/>
      <text:h text:style-name="Heading_20_2" text:outline-level="2"><text:soft-page-break/>Análisis <text:span text:style-name="T32">e</text:span>xploratorio</text:h>
      <text:p text:style-name="P10"><text:span text:style-name="T8">1. </text:span><text:span text:style-name="T6">Análisis </text:span><text:span text:style-name="T32">t</text:span><text:span text:style-name="T6">emporal:</text:span></text:p>
      <text:p text:style-name="P10"/>
      <text:list text:style-name="L9">
        <text:list-item>
          <text:p text:style-name="P25"><text:span text:style-name="T29">E</text:span>val<text:span text:style-name="T29">u</text:span>a<text:span text:style-name="T29">r</text:span> qu<text:span text:style-name="T29">é</text:span> localidades tienen un mayor número de registros históricos</text:p>
        </text:list-item>
      </text:list>
      <text:list text:style-name="L10">
        <text:list-item>
          <text:p text:style-name="P31"><text:span text:style-name="T29">Agrupar</text:span><text:span text:style-name="T6"> los datos por </text:span><text:span text:style-name="T23">año, </text:span><text:span text:style-name="T6">década </text:span><text:span text:style-name="T23">o provincia</text:span><text:span text:style-name="T6"> para observar tendencias a largo plazo.</text:span></text:p>
        </text:list-item>
        <text:list-item>
          <text:p text:style-name="P39"><text:span text:style-name="T29">Calcular</text:span> la pendiente de las tendencias de <text:span text:style-name="T29">los eventos climáticos</text:span> a lo largo de los años para identificar cambios climáticos significativos. <text:span text:style-name="T29">Regresión simple con la librería </text:span><text:span text:style-name="T20">numpy</text:span><text:span text:style-name="T29">.</text:span></text:p>
        </text:list-item>
        <text:list-item>
          <text:p text:style-name="P31"><text:span text:style-name="T29">Calcular</text:span><text:span text:style-name="T6"> las medias anuales de </text:span><text:span text:style-name="T23">magnitudes físicas: temperatura, precipitaciones</text:span><text:span text:style-name="T6"> y las sumas anuales de días con precipitaciones </text:span><text:span text:style-name="T23">de distinta índole, días con frío o calor extremo</text:span><text:span text:style-name="T6">.</text:span></text:p>
        </text:list-item>
      </text:list>
      <text:p text:style-name="P12"/>
      <text:p text:style-name="P10"><text:span text:style-name="T8">2. </text:span><text:span text:style-name="T6">Visualización:</text:span></text:p>
      <text:p text:style-name="P10"/>
      <text:list text:style-name="L11">
        <text:list-item>
          <text:p text:style-name="P32"><text:span text:style-name="T13">Analizar</text:span><text:span text:style-name="T11"> los fenómenos metereológicos de manera independiente.</text:span></text:p>
        </text:list-item>
      </text:list>
      <text:list text:style-name="L12">
        <text:list-item>
          <text:p text:style-name="P33"><text:span text:style-name="T29">Utilizar</text:span><text:span text:style-name="T6"> gráficos de barras y de dispersión para visualizar la relación entre variables categóricas </text:span><text:span text:style-name="T23">(provincias o municipios) </text:span><text:span text:style-name="T6">y numéricas.</text:span></text:p>
        </text:list-item>
        <text:list-item>
          <text:p text:style-name="P40"><text:span text:style-name="T29">Análisis geográfico sobre</text:span> <text:span text:style-name="T29">el</text:span> mapa del País Vasco para ubicar las estaciones meteorológicas y visualizar los datos en un contexto espacial.</text:p>
        </text:list-item>
        <text:list-item>
          <text:p text:style-name="P41">Análisis de correlación entre las diferentes magnitudes climáticas.</text:p>
        </text:list-item>
      </text:list>
      <text:p text:style-name="P12"/>
      <text:h text:style-name="Heading_20_1" text:outline-level="1">Resultados</text:h>
      <text:p text:style-name="P8">El análisis exploratorio de datos realizado proporciona una visión inicial valiosa de los patrones climáticos en el País Vasco. Se observaron tendencias significativas <text:span text:style-name="T29">en el territorio Vasco, siendo el resultado más claro </text:span>un aumento significativo de la temperatura media anual y un incremento en los días de calor extremo a lo largo de las décadas.</text:p>
      <text:p text:style-name="P8"/>
      <text:p text:style-name="P8">Los resultados indican un aumento <text:span text:style-name="T30">de hasta</text:span> de 0,036 ºC por año en las estaciones meteorológicas analizadas. Este incremento, aunque pueda parecer pequeño anualmente, se traduce en un aumento de aproximadamente 1.8ºC en un período de 50 años.</text:p>
      <text:p text:style-name="P8"/>
      <text:p text:style-name="P8">Además, se ha registrado un preocupante incremento en la frecuencia de días con temperaturas extremas <text:span text:style-name="T30">(más de 30 ºC)</text:span>. Los datos sugieren que en un lapso de 100 años, se han añadido entre 30 y 40 días adicionales de calor extremo por año. Este cambio no solo tiene implicaciones directas en el clima local, sino que también afecta a la biodiversidad, la agricultura, y la calidad de vida de los habitantes de la región.</text:p>
      <text:p text:style-name="P8"/>
      <text:p text:style-name="P8">En resumen, estos hallazgos subrayan la importancia de monitorear y mitigar los efectos del cambio climático. La evidencia del aumento de temperaturas y de los días de calor extremo resalta la urgencia de implementar políticas y medidas que puedan contrarrestar estos efectos negativos y promover un desarrollo sostenible.</text:p>
      <text:p text:style-name="P13"/>
      <text:p text:style-name="P7">La variabilidad en las precipitaciones, <text:span text:style-name="T29">como granizo, lluvia, nieve,</text:span> requiere un análisis más detallado para identificar posibles patrones. <text:span text:style-name="T29">A priori no hay tendencias, y los resultados son muy divergentes según el munipio, así que no se puede llegar a una generalización para todo el territorio.</text:span></text:p>
      <text:p text:style-name="P13"/>
      <text:p text:style-name="P15"><text:soft-page-break/>La altitud de los municipios también es un factor importante en el estudio de temperaturas medias o precipitaciones. <text:span text:style-name="T29">Y no solo esta, sino que la latitud del municipio, y cuán alejado esté del mar también afecta a un clima más oceánico o no.</text:span></text:p>
      <text:p text:style-name="P13"/>
      <text:p text:style-name="P7">Las técnicas utilizadas, incluyendo la limpieza de datos, el análisis temporal y espacial, y las visualizaciones, han permitido una comprensión preliminar de los datos. Sin embargo, se recomienda un análisis más profundo con modelos estadísticos avanzados para confirmar y expandir estos hallazgos iniciales. </text:p>
      <text:p text:style-name="P13"/>
      <text:h text:style-name="P21" text:outline-level="1">Futuras líneas de proyecto</text:h>
      <text:p text:style-name="P16">En línea con los resultados obtenidos se podrían plantear las siguiente líneas de investigación:</text:p>
      <text:list text:style-name="L13">
        <text:list-item>
          <text:p text:style-name="P43"><text:span text:style-name="T25">Las precipitaciones y reservas hídricas del País Vasco no parecen haberse visto especialmente modificadas en las ultimas décadas. Sería interesante ampliar el estudio a otras regiones y contar con </text:span><text:span text:style-name="T21">datasets</text:span><text:span text:style-name="T25"> sobre sequía [3], </text:span><text:span text:style-name="T26">o sobre el s</text:span><text:span text:style-name="T25">uministro y saneamiento del agua </text:span><text:span text:style-name="T26">por </text:span><text:span text:style-name="T25">sectores y regiones </text:span><text:span text:style-name="T26">[4, 5].</text:span></text:p>
        </text:list-item>
      </text:list>
      <text:list text:continue-list="list4085539251" text:style-name="L1">
        <text:list-item>
          <text:p text:style-name="P42">Analizar el origen de estos cambios climáticos y su relación en tendencias como el aumento del consumo de combustibles fósiles, la industrialización, consumo de <text:span text:style-name="T31">alimentos de </text:span>origen animal <text:span text:style-name="T31">o deforestación</text:span>, entre otros.</text:p>
        </text:list-item>
      </text:list>
      <text:p text:style-name="P12"/>
      <text:h text:style-name="Heading_20_1" text:outline-level="1">Dificultades <text:span text:style-name="T32">e</text:span>ncontradas</text:h>
      <text:list text:style-name="L14">
        <text:list-item>
          <text:p text:style-name="P34"><text:span text:style-name="T6">Datos Incompletos. Se encontraron estaciones meteorológicas con registros </text:span><text:span text:style-name="T24">muy </text:span><text:span text:style-name="T6">insuficientes, lo que requirió filtrar y limpiar extensivamente los datos, </text:span><text:span text:style-name="T24">así como optar por limitar el estudio al territorio del País Vasco.</text:span></text:p>
        </text:list-item>
        <text:list-item>
          <text:p text:style-name="P35"><text:span text:style-name="T24">El </text:span><text:span text:style-name="T18">dataset</text:span><text:span text:style-name="T24"> es algo diferente a lo visto hasta el momento en el </text:span><text:span text:style-name="T18">Bootcamp</text:span><text:span text:style-name="T24"> de </text:span><text:span text:style-name="T18">Data Science</text:span><text:span text:style-name="T24"> por consistir completamente en un conjunto de datos temporales. Ello dificulta la obtención de variables categóricas claras y los análisis de frecuencia o funciones de distribución si no se hacen </text:span><text:span text:style-name="T25">previamente</text:span><text:span text:style-name="T24"> varios filtrados.</text:span></text:p>
        </text:list-item>
        <text:list-item>
          <text:p text:style-name="P35"><text:span text:style-name="T24">Aparecieron nuevos desafíos técnicos como implementar </text:span><text:span text:style-name="T25">solicitudes recurrentes a una API que tiene un número limitado de solicitudes, transformación de coordenadas, o integrar correctamente una imagen en el fondo de una figura.</text:span></text:p>
        </text:list-item>
      </text:list>
      <text:p text:style-name="P3"/>
      <text:h text:style-name="Heading_20_1" text:outline-level="1">Referencias</text:h>
      <text:p text:style-name="P17">[1]<text:tab/><text:a xlink:type="simple" xlink:href="https://www.aemet.es/en/portada" text:style-name="Internet_20_link" text:visited-style-name="Visited_20_Internet_20_Link">https://www.aemet.es/en/portad<text:span text:style-name="T25">a</text:span></text:a></text:p>
      <text:p text:style-name="P17"><text:span text:style-name="T10">[</text:span>2<text:span text:style-name="T10">]<text:tab/></text:span><text:a xlink:type="simple" xlink:href="https://opendata.aemet.es/dist/index.html" text:style-name="Internet_20_link" text:visited-style-name="Visited_20_Internet_20_Link"><text:span text:style-name="T10">https://opendata.aemet.es/dist/index.html</text:span></text:a></text:p>
      <text:p text:style-name="P18">[3]<text:tab/><text:a xlink:type="simple" xlink:href="https://drought.emergency.copernicus.eu/" text:style-name="Internet_20_link" text:visited-style-name="Visited_20_Internet_20_Link">https://drought.emergency.copernicus.eu/</text:a></text:p>
      <text:p text:style-name="P19">[4]<text:tab/><text:a xlink:type="simple" xlink:href="https://www.ine.es/" text:style-name="Internet_20_link" text:visited-style-name="Visited_20_Internet_20_Link">https://www.ine.es/</text:a></text:p>
      <text:p text:style-name="P19">[5]<text:tab/><text:a xlink:type="simple" xlink:href="https://www.miteco.gob.es/" text:style-name="Internet_20_link" text:visited-style-name="Visited_20_Internet_20_Link">https://www.miteco.gob.es/</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Comment" style:family="paragraph" style:parent-style-name="Standard" style:class="extra">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text:style-name="Numbering_20_Symbols" loext:num-list-format="%1%"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style:font-size-asian="11pt" style:font-size-complex="11pt"/>
    </style:style>
    <style:style style:name="MT1" style:family="text">
      <style:text-properties officeooo:rsid="003ad9a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ágina </text:span><text:page-number text:select-page="current">4</text:page-number></text:p>
      </style:footer>
    </style:master-page>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Lander</meta:initial-creator>
    <meta:creation-date>2024-07-18T09:51:09.200000000</meta:creation-date>
    <dc:date>2024-07-31T13:38:58.561000000</dc:date>
    <dc:creator>Lander</dc:creator>
    <meta:editing-duration>PT18H24M36S</meta:editing-duration>
    <meta:editing-cycles>29</meta:editing-cycles>
    <meta:generator>LibreOffice/24.2.5.2$Windows_X86_64 LibreOffice_project/bffef4ea93e59bebbeaf7f431bb02b1a39ee8a59</meta:generator>
    <meta:document-statistic meta:table-count="0" meta:image-count="0" meta:object-count="0" meta:page-count="4" meta:paragraph-count="69" meta:word-count="1341" meta:character-count="8612" meta:non-whitespace-character-count="7375"/>
  </office:meta>
</office:document-meta>
</file>